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.9366in" fo:margin-right="0in" fo:text-indent="0in" style:auto-text-indent="false" fo:background-color="transparent"/>
      <style:text-properties officeooo:rsid="00033c04" officeooo:paragraph-rsid="00033c04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0pt" officeooo:rsid="00033c04" officeooo:paragraph-rsid="00033c04" style:font-size-asian="10pt" style:font-size-complex="10pt"/>
    </style:style>
    <style:style style:name="P3" style:family="paragraph" style:parent-style-name="Standard">
      <loext:graphic-properties draw:fill="none"/>
      <style:paragraph-properties fo:background-color="transparent"/>
      <style:text-properties fo:font-size="10pt" officeooo:paragraph-rsid="0010d8da" style:font-size-asian="10pt" style:font-size-complex="10pt"/>
    </style:style>
    <style:style style:name="P4" style:family="paragraph" style:parent-style-name="Text_20_body">
      <loext:graphic-properties draw:fill="none"/>
      <style:paragraph-properties fo:background-color="transparent"/>
      <style:text-properties fo:font-size="10pt" officeooo:paragraph-rsid="0010d8da" style:font-size-asian="10pt" style:font-size-complex="10pt"/>
    </style:style>
    <style:style style:name="P5" style:family="paragraph" style:parent-style-name="Text_20_body">
      <loext:graphic-properties draw:fill="none"/>
      <style:paragraph-properties fo:background-color="transparent"/>
      <style:text-properties fo:font-size="10pt" officeooo:paragraph-rsid="00123570" style:font-size-asian="10pt" style:font-size-complex="10pt"/>
    </style:style>
    <style:style style:name="P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bold" officeooo:rsid="00033c04" officeooo:paragraph-rsid="00033c04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1.9366in" fo:margin-right="0in" fo:text-indent="0in" style:auto-text-indent="false" fo:background-color="transparent"/>
      <style:text-properties fo:font-weight="bold" officeooo:rsid="000c9453" officeooo:paragraph-rsid="000c9453" style:font-weight-asian="bold" style:font-weight-complex="bold"/>
    </style:style>
    <style:style style:name="P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bold" officeooo:rsid="000c9453" officeooo:paragraph-rsid="000c9453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0c9453" officeooo:paragraph-rsid="000c9453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0c9453" officeooo:paragraph-rsid="0011cf50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c9453" officeooo:paragraph-rsid="000c9453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0f5014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11cf50" officeooo:paragraph-rsid="0011cf50" style:font-weight-asian="normal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bold" officeooo:rsid="00033c04" officeooo:paragraph-rsid="000f5014" style:font-weight-asian="bold" style:font-weight-complex="bold"/>
    </style:style>
    <style:style style:name="P15" style:family="paragraph" style:parent-style-name="Standard" style:list-style-name="L1">
      <loext:graphic-properties draw:fill="none"/>
      <style:paragraph-properties fo:background-color="transparent"/>
      <style:text-properties officeooo:paragraph-rsid="000f5014"/>
    </style:style>
    <style:style style:name="P16" style:family="paragraph" style:parent-style-name="Standard" style:list-style-name="L1">
      <loext:graphic-properties draw:fill="none"/>
      <style:paragraph-properties fo:background-color="transparent"/>
      <style:text-properties fo:font-size="10pt" officeooo:rsid="00033c04" officeooo:paragraph-rsid="000f5014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0pt" officeooo:rsid="00033c04" officeooo:paragraph-rsid="000f5014" style:font-size-asian="10pt" style:font-size-complex="10pt"/>
    </style:style>
    <style:style style:name="P18" style:family="paragraph" style:parent-style-name="Standard" style:list-style-name="L1">
      <loext:graphic-properties draw:fill="none"/>
      <style:paragraph-properties fo:background-color="transparent"/>
      <style:text-properties fo:font-size="10pt" officeooo:paragraph-rsid="000f5014" style:font-size-asian="10pt" style:font-size-complex="10pt"/>
    </style:style>
    <style:style style:name="P19" style:family="paragraph" style:parent-style-name="Standard" style:list-style-name="L2">
      <loext:graphic-properties draw:fill="none"/>
      <style:paragraph-properties fo:background-color="transparent"/>
      <style:text-properties fo:font-size="10pt" officeooo:paragraph-rsid="000f5014" style:font-size-asian="10pt" style:font-size-complex="10pt"/>
    </style:style>
    <style:style style:name="P20" style:family="paragraph" style:parent-style-name="Standard" style:list-style-name="L2">
      <loext:graphic-properties draw:fill="none"/>
      <style:paragraph-properties fo:background-color="transparent"/>
      <style:text-properties fo:font-size="10pt" officeooo:paragraph-rsid="0010d8da" style:font-size-asian="10pt" style:font-size-complex="10pt"/>
    </style:style>
    <style:style style:name="P21" style:family="paragraph" style:parent-style-name="Standard" style:list-style-name="L2">
      <loext:graphic-properties draw:fill="none"/>
      <style:paragraph-properties fo:background-color="transparent"/>
      <style:text-properties fo:font-size="10pt" officeooo:paragraph-rsid="0017fa64" style:font-size-asian="10pt" style:font-size-complex="10pt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fo:font-weight="bold" officeooo:rsid="00033c04" officeooo:paragraph-rsid="000f5014" style:font-size-asian="12pt" style:font-weight-asian="bold" style:font-size-complex="12pt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fo:font-weight="bold" officeooo:rsid="000c9453" officeooo:paragraph-rsid="000f5014" style:font-size-asian="12pt" style:font-weight-asian="bold" style:font-size-complex="12pt" style:font-weight-complex="bold"/>
    </style:style>
    <style:style style:name="P24" style:family="paragraph" style:parent-style-name="Standard" style:list-style-name="L2">
      <loext:graphic-properties draw:fill="none"/>
      <style:paragraph-properties fo:background-color="transparent"/>
      <style:text-properties officeooo:paragraph-rsid="0017fa64"/>
    </style:style>
    <style:style style:name="P25" style:family="paragraph" style:parent-style-name="Text_20_body" style:list-style-name="L3"/>
    <style:style style:name="P26" style:family="paragraph" style:parent-style-name="Text_20_body" style:list-style-name="L3">
      <style:paragraph-properties fo:margin-top="0in" fo:margin-bottom="0in" style:contextual-spacing="false"/>
      <style:text-properties fo:font-size="10pt" style:font-size-asian="10pt" style:font-size-complex="10pt"/>
    </style:style>
    <style:style style:name="P27" style:family="paragraph" style:parent-style-name="Text_20_body" style:list-style-name="L3">
      <style:text-properties fo:font-size="10pt" officeooo:paragraph-rsid="00123570" style:font-size-asian="10pt" style:font-size-complex="10pt"/>
    </style:style>
    <style:style style:name="P28" style:family="paragraph" style:parent-style-name="Text_20_body" style:list-style-name="L4">
      <style:paragraph-properties fo:margin-top="0in" fo:margin-bottom="0in" style:contextual-spacing="false"/>
      <style:text-properties fo:font-size="10pt" style:font-size-asian="10pt" style:font-size-complex="10pt"/>
    </style:style>
    <style:style style:name="P29" style:family="paragraph" style:parent-style-name="Text_20_body" style:list-style-name="L5">
      <style:paragraph-properties fo:margin-top="0in" fo:margin-bottom="0in" style:contextual-spacing="false"/>
      <style:text-properties fo:font-size="10pt" officeooo:paragraph-rsid="00123570" style:font-size-asian="10pt" style:font-size-complex="10pt"/>
    </style:style>
    <style:style style:name="P30" style:family="paragraph" style:parent-style-name="Text_20_body" style:list-style-name="L5">
      <style:text-properties fo:font-size="10pt" officeooo:paragraph-rsid="00123570" style:font-size-asian="10pt" style:font-size-complex="10pt"/>
    </style:style>
    <style:style style:name="P31" style:family="paragraph" style:parent-style-name="Text_20_body" style:list-style-name="L6">
      <style:text-properties fo:font-size="10pt" style:font-size-asian="10pt" style:font-size-complex="10pt"/>
    </style:style>
    <style:style style:name="P32" style:family="paragraph" style:parent-style-name="Text_20_body" style:list-style-name="L3">
      <style:text-properties fo:font-size="10pt" fo:font-weight="bold" officeooo:paragraph-rsid="00123570" style:font-size-asian="10pt" style:font-weight-asian="bold" style:font-size-complex="10pt" style:font-weight-complex="bold"/>
    </style:style>
    <style:style style:name="P33" style:family="paragraph" style:parent-style-name="Text_20_body" style:list-style-name="L4"/>
    <style:style style:name="P34" style:family="paragraph" style:parent-style-name="Text_20_body" style:list-style-name="L4">
      <style:paragraph-properties fo:margin-top="0in" fo:margin-bottom="0in" style:contextual-spacing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33c04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033c04" style:font-size-asian="10pt" style:font-weight-asian="normal" style:font-size-complex="10pt" style:font-weight-complex="normal"/>
    </style:style>
    <style:style style:name="T5" style:family="text">
      <style:text-properties fo:font-size="10pt" fo:font-weight="bold" officeooo:rsid="00033c04" style:font-size-asian="10pt" style:font-weight-asian="bold" style:font-size-complex="10pt" style:font-weight-complex="bold"/>
    </style:style>
    <style:style style:name="T6" style:family="text">
      <style:text-properties fo:font-weight="normal" officeooo:rsid="0011cf50" style:font-weight-asian="normal" style:font-weight-complex="normal"/>
    </style:style>
    <style:style style:name="T7" style:family="text">
      <style:text-properties fo:font-weight="bold" officeooo:rsid="00033c04" style:font-weight-asian="bold" style:font-weight-complex="bold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ola Pahnadayan</text:p>
      <text:p text:style-name="P11"><text:span text:style-name="Strong_20_Emphasis">SOFTWARE DEVELOPER</text:span><text:span text:style-name="T6"/></text:p>
      <text:p text:style-name="P13"/>
      <text:p text:style-name="P10"><text:span text:style-name="Strong_20_Emphasis"/></text:p>
      <text:p text:style-name="P8"><text:span text:style-name="Strong_20_Emphasis">Contact </text:span></text:p>
      <text:p text:style-name="P8"><text:span text:style-name="Strong_20_Emphasis"><text:span text:style-name="T3">Tehran, Iran</text:span></text:span></text:p>
      <text:p text:style-name="P9"><text:span text:style-name="Strong_20_Emphasis"><text:span text:style-name="T3">Tel: +989361067319</text:span></text:span></text:p>
      <text:p text:style-name="P9"><text:span text:style-name="Strong_20_Emphasis"><text:span text:style-name="T3">Email: mola.mp@gmail.com</text:span></text:span></text:p>
      <text:p text:style-name="P7"><text:span text:style-name="Strong_20_Emphasis"/></text:p>
      <text:p text:style-name="P6">Profile</text:p>
      <text:p text:style-name="P2">A seasoned programmer with over 20 years of experience specializing in Qt/C++ and a track record of success in GIS systems, condition monitoring, and creating robust simulation tools. Known for developing scalable, cross-platform solutions and leading innovative projects in dynamic team settings.</text:p>
      <text:p text:style-name="P1"/>
      <text:p text:style-name="P14">WORK EXPERIENCE</text:p>
      <text:list text:style-name="L1">
        <text:list-item>
          <text:p text:style-name="P15"><text:span text:style-name="Strong_20_Emphasis"><text:span text:style-name="T2">Software Manager &amp; Developer | Datall, Tehran</text:span></text:span></text:p>
          <text:p text:style-name="P16">May 2022 – Present</text:p>
          <text:p text:style-name="P16">Oversee development operations and contribute to software solutions, enhancing efficiency and monitoring across platforms.</text:p>
        </text:list-item>
        <text:list-item>
          <text:p text:style-name="P15"><text:span text:style-name="Strong_20_Emphasis"><text:span text:style-name="T2">Advisory Software Engineer | Mojpardaz Alborz, Tehran</text:span></text:span></text:p>
          <text:p text:style-name="P15"><text:span text:style-name="Strong_20_Emphasis"><text:span text:style-name="T4">January 2012 – Present</text:span></text:span></text:p>
          <text:p text:style-name="P18">Provide expert guidance on software development projects, ensuring the adoption of best practices and delivering high-quality applications.</text:p>
        </text:list-item>
        <text:list-item>
          <text:p text:style-name="P15"><text:span text:style-name="Strong_20_Emphasis"><text:span text:style-name="T1">Head Of Development | Sharif University of Technology, Tehran</text:span></text:span></text:p>
          <text:p text:style-name="P15"><text:span text:style-name="Strong_20_Emphasis"><text:span text:style-name="T3">April 2015 – May 2019 </text:span></text:span></text:p>
          <text:p text:style-name="P15"><text:span text:style-name="Strong_20_Emphasis"><text:span text:style-name="T3">Led a dynamic development team in executing strategic plans for software innovations while fostering an environment of learning and growth.</text:span></text:span></text:p>
        </text:list-item>
        <text:list-item>
          <text:p text:style-name="P15"><text:span text:style-name="Strong_20_Emphasis"><text:span text:style-name="T1">Senior Software Engineer | Mojpardaz Basir, Tehran</text:span></text:span></text:p>
          <text:p text:style-name="P15"><text:span text:style-name="Strong_20_Emphasis"><text:span text:style-name="T3">January 2008 – January 2012 </text:span></text:span></text:p>
          <text:p text:style-name="P15"><text:span text:style-name="Strong_20_Emphasis"><text:span text:style-name="T3">Promoted software excellence and problem-solving acumen, driving the creation of cutting-edge applications for various needs.</text:span></text:span></text:p>
        </text:list-item>
      </text:list>
      <text:p text:style-name="P12"><text:span text:style-name="T7"/></text:p>
      <text:p text:style-name="P22">EDUCATION</text:p>
      <text:p text:style-name="P17">* Bachelor of Software Engineering</text:p>
      <text:p text:style-name="P12"><text:span text:style-name="T5"/></text:p>
      <text:p text:style-name="P23">Skills</text:p>
      <text:p text:style-name="P12"/>
      <text:list xml:id="list721276258" text:style-name="L2">
        <text:list-item>
          <text:p text:style-name="P19">Proficient in Qt/C++/QML and Boost/C++ for robust hardware and software interfacing.</text:p>
        </text:list-item>
        <text:list-item>
          <text:p text:style-name="P19">Skilled in socket programming and multithreading to support asynchronous task management.</text:p>
        </text:list-item>
        <text:list-item>
          <text:p text:style-name="P19">Database management using PostgreSQL, SQLite, and Microsoft SQL Server.</text:p>
        </text:list-item>
        <text:list-item>
          <text:p text:style-name="P19">Development of cross-platform software for Linux and Windows operating systems.</text:p>
        </text:list-item>
        <text:list-item>
          <text:p text:style-name="P19">Extensive Python programming for scripting and automation.</text:p>
        </text:list-item>
        <text:list-item>
          <text:p text:style-name="P19">Proficient in user experience optimization for desktop applications.</text:p>
        </text:list-item>
        <text:list-item>
          <text:p text:style-name="P19">Utilization of OpenSceneGraph, Osgearth, and Quantum GIS for sophisticated GIS applications.</text:p>
        </text:list-item>
        <text:list-item>
          <text:p text:style-name="P19">Software deployment using Cmake and version control with Git.</text:p>
        </text:list-item>
        <text:list-item>
          <text:p text:style-name="P20">Experience with virtualization tools such as Linux KVM and multimedia frameworks such as Gstreamer.</text:p>
        </text:list-item>
        <text:list-item>
          <text:p text:style-name="P21">Design skills including Inkscake, Gimp, and Blender for creative project needs.</text:p>
        </text:list-item>
        <text:list-item>
          <text:p text:style-name="P24"><text:span text:style-name="T1">Proficient in embedded Linux development for IoT and small-scale devices. </text:span></text:p>
        </text:list-item>
        <text:list-item>
          <text:p text:style-name="P21">Experience with deploying and managing Linux on single-board computers such as Orange Pi 5 and Raspberry Pi 4/5. </text:p>
        </text:list-item>
        <text:list-item text:style-override="L6">
          <text:p text:style-name="P31">Hardware interfacing and GPIO programming for sensory and control applications on Orange Pi and Raspberry Pi platforms. </text:p>
          <text:p text:style-name="P20"/>
        </text:list-item>
      </text:list>
      <text:p text:style-name="P3"/>
      <text:p text:style-name="P4"><text:soft-page-break/><text:span text:style-name="Strong_20_Emphasis"><text:span text:style-name="T8">Projects</text:span></text:span></text:p>
      <text:list text:style-name="L3">
        <text:list-item>
          <text:p text:style-name="P25"><text:span text:style-name="Strong_20_Emphasis"><text:span text:style-name="T1">GIS Applications:</text:span></text:span></text:p>
          <text:list>
            <text:list-item>
              <text:p text:style-name="P26">Executed projects involving interactive GUI designs with QML/Qt/C++ for 2D visualization and Qt/OsgEarth/C++ for 3D models. </text:p>
            </text:list-item>
            <text:list-item>
              <text:p text:style-name="P26">Developed custom protocols over TCP/IP for data communication and utilized PostgreSQL with PostGIS for spatial data management. </text:p>
            </text:list-item>
          </text:list>
        </text:list-item>
        <text:list-item>
          <text:p text:style-name="P25"><text:span text:style-name="Strong_20_Emphasis"><text:span text:style-name="T1">Condition Monitoring Systems:</text:span></text:span></text:p>
          <text:list>
            <text:list-item>
              <text:p text:style-name="P26">Architected and developed a modular server utilizing Drogon/C++ and interfacing with a PostgreSQL database, seamlessly integrating OPCUA Server &amp; Client to drive comprehensive desktop monitoring software.</text:p>
            </text:list-item>
            <text:list-item>
              <text:p text:style-name="P26">Implemented advanced computational models with Armadillo/C++ for real-time analysis and monitoring of machinery performance, focusing on reciprocating compressors, steam turbines, and gas turbines.</text:p>
            </text:list-item>
            <text:list-item>
              <text:p text:style-name="P26">Constructed a sophisticated graph of nodes to simulate and compute cyclic operations, enabling precise condition assessments and predictive maintenance capabilities to minimize downtime and optimize efficiency.</text:p>
            </text:list-item>
          </text:list>
        </text:list-item>
        <text:list-item>
          <text:p text:style-name="P25"><text:span text:style-name="Strong_20_Emphasis"><text:span text:style-name="T1">Simulation Tools:</text:span></text:span></text:p>
          <text:list>
            <text:list-item>
              <text:p text:style-name="P27">Designed a suite of simulators, including AIS and Vibrating Sensor Data simulators, reinforcing test-driven development and validating the integrity of software solutions. </text:p>
            </text:list-item>
          </text:list>
        </text:list-item>
        <text:list-item>
          <text:p text:style-name="P32">Open Source Contributions:</text:p>
        </text:list-item>
      </text:list>
      <text:list text:style-name="L4">
        <text:list-item>
          <text:list>
            <text:list-item>
              <text:p text:style-name="P28">Fedora Core 6: Contributed to theme development and enhancements. </text:p>
            </text:list-item>
            <text:list-item>
              <text:p text:style-name="P34"><text:span text:style-name="T1">Project Atlas: Integrated Linux build process (</text:span><text:a xlink:type="simple" xlink:href="https://github.com/tqjxlm/Atlas" office:target-frame-name="_new" xlink:show="replace" text:style-name="Internet_20_link" text:visited-style-name="Visited_20_Internet_20_Link"><text:span text:style-name="T1">https://github.com/tqjxlm/Atlas</text:span></text:a><text:span text:style-name="T1">). </text:span></text:p>
            </text:list-item>
            <text:list-item>
              <text:p text:style-name="P34"><text:span text:style-name="T1">Qt Contributions: Added PostgreSQL notification to Qt (</text:span><text:a xlink:type="simple" xlink:href="https://bugreports.qt.io/browse/QTBUG-17826" office:target-frame-name="_new" xlink:show="replace" text:style-name="Internet_20_link" text:visited-style-name="Visited_20_Internet_20_Link"><text:span text:style-name="T1">https://bugreports.qt.io/browse/QTBUG-17826</text:span></text:a><text:span text:style-name="T1">). </text:span></text:p>
            </text:list-item>
            <text:list-item>
              <text:p text:style-name="P34"><text:span text:style-name="T1">Developed and maintained Qt Widgets like QSpectrum (</text:span><text:a xlink:type="simple" xlink:href="https://github.com/mola/QSpectrum" office:target-frame-name="_new" xlink:show="replace" text:style-name="Internet_20_link" text:visited-style-name="Visited_20_Internet_20_Link"><text:span text:style-name="T1">https://github.com/mola/QSpectrum</text:span></text:a><text:span text:style-name="T1">) and QtPieMenu (</text:span><text:a xlink:type="simple" xlink:href="https://github.com/mola/QtPieMenu" office:target-frame-name="_new" xlink:show="replace" text:style-name="Internet_20_link" text:visited-style-name="Visited_20_Internet_20_Link"><text:span text:style-name="T1">https://github.com/mola/QtPieMenu</text:span></text:a><text:span text:style-name="T1">). </text:span></text:p>
            </text:list-item>
            <text:list-item>
              <text:p text:style-name="P33"><text:span text:style-name="T1">Additional projects and contributions detailed at </text:span><text:a xlink:type="simple" xlink:href="https://github.com/mola" office:target-frame-name="_new" xlink:show="replace" text:style-name="Internet_20_link" text:visited-style-name="Visited_20_Internet_20_Link"><text:span text:style-name="T1">https://github.com/mola</text:span></text:a><text:span text:style-name="T1">. </text:span></text:p>
            </text:list-item>
          </text:list>
        </text:list-item>
      </text:list>
      <text:p text:style-name="P3"/>
      <text:p text:style-name="P5"><text:span text:style-name="Strong_20_Emphasis"><text:span text:style-name="T8">Languages</text:span></text:span></text:p>
      <text:list text:style-name="L5">
        <text:list-item>
          <text:p text:style-name="P29">Fluent in Persian </text:p>
        </text:list-item>
        <text:list-item>
          <text:p text:style-name="P30">English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0:18:09.511197963</meta:creation-date>
    <dc:date>2024-09-15T11:45:13.899194197</dc:date>
    <meta:editing-duration>PT2H6M</meta:editing-duration>
    <meta:editing-cycles>17</meta:editing-cycles>
    <meta:generator>LibreOffice/24.2.5.2$Linux_X86_64 LibreOffice_project/420$Build-2</meta:generator>
    <meta:print-date>2024-09-15T11:34:10.948049866</meta:print-date>
    <meta:printed-by>PDF files</meta:printed-by>
    <meta:document-statistic meta:table-count="0" meta:image-count="0" meta:object-count="0" meta:page-count="2" meta:paragraph-count="57" meta:word-count="550" meta:character-count="4045" meta:non-whitespace-character-count="3574"/>
  </office:meta>
</office:document-meta>
</file>